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7bd5" officeooo:paragraph-rsid="001d7bd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cab44" officeooo:paragraph-rsid="001cab44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05d4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5de46" officeooo:paragraph-rsid="0007576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22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fo:font-size="18pt" officeooo:rsid="0022384e" officeooo:paragraph-rsid="0022384e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26c8e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28ab09" officeooo:paragraph-rsid="0028ab09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75764" officeooo:paragraph-rsid="0009649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d7bd5" officeooo:paragraph-rsid="001d7bd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075764"/>
    </style:style>
    <style:style style:name="P37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cab44"/>
    </style:style>
    <style:style style:name="P38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rsid="0026c8ed" officeooo:paragraph-rsid="0026c8ed"/>
    </style:style>
    <style:style style:name="P39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font-weight="normal" officeooo:rsid="00045bb6" officeooo:paragraph-rsid="0026c8ed" style:font-size-asian="14pt" style:font-weight-asian="normal" style:font-size-complex="14pt" style:font-weight-complex="normal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 style:font-name="Calibri" fo:font-size="11pt" style:font-size-asian="11pt" style:font-size-complex="11pt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fo:font-size="14pt" style:font-size-asian="14pt" style:language-asian="ru" style:country-asian="RU" style:font-size-complex="14pt"/>
    </style:style>
    <style:style style:name="T6" style:family="text">
      <style:text-properties fo:color="#000000" style:font-name="Liberation Serif" fo:font-size="14pt" officeooo:rsid="0026c8ed" style:font-size-asian="14pt" style:language-asian="ru" style:country-asian="RU" style:font-size-complex="14pt"/>
    </style:style>
    <style:style style:name="T7" style:family="text">
      <style:text-properties fo:color="#000000" style:font-name="Liberation Serif" style:font-size-asian="14pt" style:font-size-complex="14pt"/>
    </style:style>
    <style:style style:name="T8" style:family="text">
      <style:text-properties officeooo:rsid="001351d8"/>
    </style:style>
    <style:style style:name="T9" style:family="text">
      <style:text-properties officeooo:rsid="001d7bd5"/>
    </style:style>
    <style:style style:name="T10" style:family="text">
      <style:text-properties fo:font-weight="normal" officeooo:rsid="00075764" style:font-size-asian="12.25pt" style:font-weight-asian="normal" style:font-size-complex="14pt" style:font-weight-complex="normal"/>
    </style:style>
    <style:style style:name="T11" style:family="text">
      <style:text-properties fo:font-weight="normal" officeooo:rsid="001e1c83" style:font-size-asian="12.25pt" style:font-weight-asian="normal" style:font-size-complex="14pt" style:font-weight-complex="normal"/>
    </style:style>
    <style:style style:name="T12" style:family="text">
      <style:text-properties fo:font-weight="normal" officeooo:rsid="0023287e" style:font-size-asian="12.25pt" style:font-weight-asian="normal" style:font-size-complex="14pt" style:font-weight-complex="normal"/>
    </style:style>
    <style:style style:name="T13" style:family="text">
      <style:text-properties fo:font-weight="normal" officeooo:rsid="0028c6d1" style:font-size-asian="12.25pt" style:font-weight-asian="normal" style:font-size-complex="14pt" style:font-weight-complex="normal"/>
    </style:style>
    <style:style style:name="T14" style:family="text">
      <style:text-properties officeooo:rsid="00228369"/>
    </style:style>
    <style:style style:name="T15" style:family="text">
      <style:text-properties officeooo:rsid="0023287e"/>
    </style:style>
    <style:style style:name="T16" style:family="text">
      <style:text-properties officeooo:rsid="002612a4"/>
    </style:style>
    <style:style style:name="T17" style:family="text">
      <style:text-properties officeooo:rsid="0026c8ed"/>
    </style:style>
    <style:style style:name="T18" style:family="text">
      <style:text-properties officeooo:rsid="0027113b"/>
    </style:style>
    <style:style style:name="T19" style:family="text">
      <style:text-properties officeooo:rsid="00283387"/>
    </style:style>
    <style:style style:name="T20" style:family="text">
      <style:text-properties officeooo:rsid="0028ab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8"><text:span text:style-name="T17">Курсовая</text:span> работа</text:p>
      <text:p text:style-name="P8">по курсу «<text:span text:style-name="T1">Операционные системы</text:span>»</text:p>
      <text:p text:style-name="P8">III Семестр</text:p>
      <text:p text:style-name="P9"/>
      <text:p text:style-name="P27"><text:span text:style-name="T17">“Взаимодействие между процессами </text:span></text:p>
      <text:p text:style-name="P27"><text:span text:style-name="T17">при помощи сокетов</text:span>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Студент:</text:p>
          </table:table-cell>
          <table:table-cell table:style-name="Table1.B1" office:value-type="string">
            <text:p text:style-name="P25">Алексеева М.А</text:p>
          </table:table-cell>
        </table:table-row>
        <table:table-row>
          <table:table-cell table:style-name="Table1.A5" office:value-type="string">
            <text:p text:style-name="P20">Группа:</text:p>
          </table:table-cell>
          <table:table-cell table:style-name="Table1.B5" office:value-type="string">
            <text:p text:style-name="P21">М80-<text:span text:style-name="T16">3</text:span>08Б-18</text:p>
          </table:table-cell>
        </table:table-row>
        <table:table-row>
          <table:table-cell table:style-name="Table1.A5" office:value-type="string">
            <text:p text:style-name="P20">Преподаватель:</text:p>
          </table:table-cell>
          <table:table-cell table:style-name="Table1.B5" office:value-type="string">
            <text:p text:style-name="P24">Миронов Е.С</text:p>
          </table:table-cell>
        </table:table-row>
        <table:table-row>
          <table:table-cell table:style-name="Table1.A5" office:value-type="string">
            <text:p text:style-name="P22"/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5" office:value-type="string">
            <text:p text:style-name="P20">Оценка:</text:p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6" office:value-type="string">
            <text:p text:style-name="P20">Дата:</text:p>
          </table:table-cell>
          <table:table-cell table:style-name="Table1.B6" office:value-type="string">
            <text:p text:style-name="P23"/>
          </table:table-cell>
        </table:table-row>
      </table:table>
      <text:p text:style-name="P9"/>
      <text:p text:style-name="P9"/>
      <text:p text:style-name="P9"/>
      <text:p text:style-name="P2">Москва 20<text:span text:style-name="T16">20</text:span></text:p>
      <text:p text:style-name="P2"/>
      <text:p text:style-name="P10"><text:soft-page-break/>1. <text:span text:style-name="T2">Описание задания</text:span></text:p>
      <text:p text:style-name="P37"><text:span text:style-name="T3"><text:tab/></text:span><text:span text:style-name="T6">Требуется создать три программы А, В, С. Программа А принемает из стандартного ввода строки, а далее их отправляет программе В. Отправка строк должна производиться построчно. Программа В печатает в стандартный вывод, полученную строку от программы А. После получения программа В отправляет программе А сообщение о том что строка получена. До тех пор пока программа А не получит сообщение о получении строки от программы В, она не может отправлять следущую строку программе В.</text:span></text:p>
      <text:p text:style-name="P38"><text:span text:style-name="T5"><text:tab/>Программа С пишет в стандартный вывод количество отправленных символов программой А и количество принятых символов программой В. Данную информацию программа С получает от программ А и В соответсвенно.</text:span></text:p>
      <text:p text:style-name="P39"><text:span text:style-name="T4"/></text:p>
      <text:p text:style-name="P15"/>
      <text:p text:style-name="P15"/>
      <text:p text:style-name="P11">2. <text:span text:style-name="T2">Код программы</text:span></text:p>
      <text:p text:style-name="P17"/>
      <text:p text:style-name="P17"/>
      <text:p text:style-name="P13">2.1 <text:span text:style-name="T18">lib.h / lib.cpp</text:span></text:p>
      <text:p text:style-name="P13"/>
      <text:p text:style-name="P6">#ifndef OSKP_LIB_H</text:p>
      <text:p text:style-name="P6">#define OSKP_LIB_H</text:p>
      <text:p text:style-name="P6"/>
      <text:p text:style-name="P6">#include &lt;memory&gt;</text:p>
      <text:p text:style-name="P6">#include &lt;stdexcept&gt;</text:p>
      <text:p text:style-name="P6">#include &lt;exception&gt;</text:p>
      <text:p text:style-name="P6">#include &lt;zmq.hpp&gt;</text:p>
      <text:p text:style-name="P6"/>
      <text:p text:style-name="P6">const std::string CONNECT_PREFIX = <text:s/>"tcp://localhost:";</text:p>
      <text:p text:style-name="P6">const std::string BIND_PREFIX <text:s/>= "tcp://*:";</text:p>
      <text:p text:style-name="P6"/>
      <text:p text:style-name="P6">class Message {</text:p>
      <text:p text:style-name="P6">public:</text:p>
      <text:p text:style-name="P6"><text:s text:c="4"/>static zmq::message_t CreateFromString(const std::string&amp; msg_string);</text:p>
      <text:p text:style-name="P6"><text:s text:c="4"/>static std::string GetStringFromMessage(const zmq::message_t&amp; msg);</text:p>
      <text:p text:style-name="P6">};</text:p>
      <text:p text:style-name="P6"/>
      <text:p text:style-name="P6">class Socket {</text:p>
      <text:p text:style-name="P6">public:</text:p>
      <text:p text:style-name="P6"><text:s text:c="4"/>explicit Socket(int socket_type);</text:p>
      <text:p text:style-name="P6"><text:s text:c="4"/>Socket(const Socket&amp;) = delete;</text:p>
      <text:p text:style-name="P6"><text:s text:c="4"/>Socket(Socket&amp;&amp;) = delete;</text:p>
      <text:p text:style-name="P6"><text:s text:c="4"/>virtual ~Socket() noexcept;</text:p>
      <text:p text:style-name="P6"><text:soft-page-break/></text:p>
      <text:p text:style-name="P6"><text:s text:c="4"/>virtual void Attach(int port) = 0;</text:p>
      <text:p text:style-name="P6"><text:s text:c="4"/>virtual void SendMessage(const std::string&amp; msg, bool non_block);</text:p>
      <text:p text:style-name="P6"><text:s text:c="4"/>virtual std::string ReceiveMessage();</text:p>
      <text:p text:style-name="P6"/>
      <text:p text:style-name="P6">protected:</text:p>
      <text:p text:style-name="P6"><text:s text:c="4"/>int socket_type_;</text:p>
      <text:p text:style-name="P6"><text:s text:c="4"/>zmq::context_t* context_ = nullptr;</text:p>
      <text:p text:style-name="P6"><text:s text:c="4"/>zmq::socket_t* socket_ = nullptr;</text:p>
      <text:p text:style-name="P6">};</text:p>
      <text:p text:style-name="P6"/>
      <text:p text:style-name="P6">class ReqSocket : public Socket {</text:p>
      <text:p text:style-name="P6">public:</text:p>
      <text:p text:style-name="P6"><text:s text:c="4"/>ReqSocket();</text:p>
      <text:p text:style-name="P6"><text:s text:c="4"/>void SetRelaxMode(bool enable);</text:p>
      <text:p text:style-name="P6"><text:s text:c="4"/>void Attach(int port) override;</text:p>
      <text:p text:style-name="P6">};</text:p>
      <text:p text:style-name="P6"/>
      <text:p text:style-name="P6">class RepSocket : public Socket {</text:p>
      <text:p text:style-name="P6">public:</text:p>
      <text:p text:style-name="P6"><text:s text:c="4"/>RepSocket();</text:p>
      <text:p text:style-name="P6"><text:s text:c="4"/>void Attach(int port) override;</text:p>
      <text:p text:style-name="P6">};</text:p>
      <text:p text:style-name="P6"/>
      <text:p text:style-name="P6">class PubSocket : public Socket {</text:p>
      <text:p text:style-name="P6">public:</text:p>
      <text:p text:style-name="P6"><text:s text:c="4"/>PubSocket();</text:p>
      <text:p text:style-name="P6"><text:s text:c="4"/>void Attach(int port) override;</text:p>
      <text:p text:style-name="P6">};</text:p>
      <text:p text:style-name="P6"/>
      <text:p text:style-name="P6">class SubSocket : public Socket {</text:p>
      <text:p text:style-name="P6">public:</text:p>
      <text:p text:style-name="P6"><text:s text:c="4"/>SubSocket();</text:p>
      <text:p text:style-name="P6"><text:s text:c="4"/>void Attach(int port) override;</text:p>
      <text:p text:style-name="P6">};</text:p>
      <text:p text:style-name="P6"/>
      <text:p text:style-name="P6">#endif //OSKP_LIB_H</text:p>
      <text:p text:style-name="P6">___________________________________</text:p>
      <text:p text:style-name="P6"/>
      <text:p text:style-name="P6">#include "lib.h"</text:p>
      <text:p text:style-name="P6"/>
      <text:p text:style-name="P6">zmq::message_t Message::CreateFromString(const std::string&amp; msg_string) {</text:p>
      <text:p text:style-name="P6"><text:s text:c="4"/>zmq::message_t result(msg_string.size());</text:p>
      <text:p text:style-name="P6"><text:s text:c="4"/>memcpy(result.data(), msg_string.c_str(), msg_string.size());</text:p>
      <text:p text:style-name="P6"><text:s text:c="4"/>return std::move(result);</text:p>
      <text:p text:style-name="P6"><text:soft-page-break/>}</text:p>
      <text:p text:style-name="P6"/>
      <text:p text:style-name="P6">std::string Message::GetStringFromMessage(const zmq::message_t&amp; msg) {</text:p>
      <text:p text:style-name="P6"><text:s text:c="4"/>return std::string((const char*)msg.data(), msg.size());</text:p>
      <text:p text:style-name="P6"/>
      <text:p text:style-name="P6">}</text:p>
      <text:p text:style-name="P6"/>
      <text:p text:style-name="P6">Socket::Socket(int socket_type)</text:p>
      <text:p text:style-name="P6">: context_(new zmq::context_t(1)), socket_(new zmq::socket_t(*context_, socket_type)), socket_type_(socket_type) {}</text:p>
      <text:p text:style-name="P6"/>
      <text:p text:style-name="P6">Socket::~Socket() noexcept {</text:p>
      <text:p text:style-name="P6"><text:s text:c="4"/>delete socket_;</text:p>
      <text:p text:style-name="P6"><text:s text:c="4"/>delete context_;</text:p>
      <text:p text:style-name="P6">}</text:p>
      <text:p text:style-name="P6"/>
      <text:p text:style-name="P6">void Socket::SendMessage(const std::string&amp; msg, bool non_block) {</text:p>
      <text:p text:style-name="P6"><text:s text:c="4"/>zmq::message_t to_send = Message::CreateFromString(msg);</text:p>
      <text:p text:style-name="P6"><text:s text:c="4"/>zmq::send_flags flags = non_block ? zmq::send_flags::dontwait : zmq::send_flags::none;</text:p>
      <text:p text:style-name="P6"><text:s text:c="4"/>zmq::send_result_t res = socket_-&gt;send(to_send, flags); //std::optional&lt;size_t&gt;</text:p>
      <text:p text:style-name="P6">}</text:p>
      <text:p text:style-name="P6"/>
      <text:p text:style-name="P6">std::string Socket::ReceiveMessage() {</text:p>
      <text:p text:style-name="P6"><text:s text:c="4"/>zmq::message_t received;</text:p>
      <text:p text:style-name="P6"><text:s text:c="4"/>zmq::recv_result_t res = socket_-&gt;recv(received);</text:p>
      <text:p text:style-name="P6"><text:s text:c="4"/>return Message::GetStringFromMessage(received);</text:p>
      <text:p text:style-name="P6">}</text:p>
      <text:p text:style-name="P6"/>
      <text:p text:style-name="P6">RepSocket::RepSocket()</text:p>
      <text:p text:style-name="P6">: Socket(ZMQ_REP) {}</text:p>
      <text:p text:style-name="P6"/>
      <text:p text:style-name="P6">void RepSocket::Attach(int port) {</text:p>
      <text:p text:style-name="P6"><text:s text:c="4"/>socket_-&gt;connect(CONNECT_PREFIX + std::to_string(port));</text:p>
      <text:p text:style-name="P6">}</text:p>
      <text:p text:style-name="P6"/>
      <text:p text:style-name="P6">ReqSocket::ReqSocket()</text:p>
      <text:p text:style-name="P6">: Socket(ZMQ_REQ) {}</text:p>
      <text:p text:style-name="P6"/>
      <text:p text:style-name="P6"><text:bookmark-start text:name="__DdeLink__1508_1183281673"/>void ReqSocket::SetRelaxMode(bool enable) {</text:p>
      <text:p text:style-name="P6"><text:s text:c="4"/>socket_-&gt;setsockopt(ZMQ_REQ_RELAXED, int(enable));</text:p>
      <text:p text:style-name="P6">}<text:bookmark-end text:name="__DdeLink__1508_1183281673"/></text:p>
      <text:p text:style-name="P6"/>
      <text:p text:style-name="P6">void ReqSocket::Attach(int port) {</text:p>
      <text:p text:style-name="P6"><text:s text:c="4"/>socket_-&gt;bind(BIND_PREFIX + std::to_string(port));</text:p>
      <text:p text:style-name="P6"><text:soft-page-break/>}</text:p>
      <text:p text:style-name="P6"/>
      <text:p text:style-name="P6">PubSocket::PubSocket()</text:p>
      <text:p text:style-name="P6">: Socket(ZMQ_PUB) {}</text:p>
      <text:p text:style-name="P6"/>
      <text:p text:style-name="P6">void PubSocket::Attach(int port) {</text:p>
      <text:p text:style-name="P6"><text:s text:c="4"/>socket_-&gt;bind(BIND_PREFIX + std::to_string(port));</text:p>
      <text:p text:style-name="P6">}</text:p>
      <text:p text:style-name="P6"/>
      <text:p text:style-name="P6">SubSocket::SubSocket()</text:p>
      <text:p text:style-name="P6">: Socket(ZMQ_SUB) {</text:p>
      <text:p text:style-name="P6"><text:s text:c="4"/>socket_-&gt;setsockopt(ZMQ_SUBSCRIBE, "", 0);</text:p>
      <text:p text:style-name="P6">}</text:p>
      <text:p text:style-name="P6"/>
      <text:p text:style-name="P6">void SubSocket::Attach(int port) {</text:p>
      <text:p text:style-name="P6"><text:s text:c="4"/>socket_-&gt;connect(CONNECT_PREFIX + std::to_string(port));</text:p>
      <text:p text:style-name="P6">}</text:p>
      <text:p text:style-name="P13">2.2 <text:s/><text:span text:style-name="T19">а.срр</text:span></text:p>
      <text:p text:style-name="P5"/>
      <text:p text:style-name="P6">#include &lt;zmq.h&gt;</text:p>
      <text:p text:style-name="P6">#include &lt;iostream&gt;</text:p>
      <text:p text:style-name="P6">#include "lib.h"</text:p>
      <text:p text:style-name="P6"/>
      <text:p text:style-name="P6">int main() {</text:p>
      <text:p text:style-name="P6"><text:s text:c="4"/>ReqSocket main_socket;</text:p>
      <text:p text:style-name="P6"><text:s text:c="4"/>main_socket.Attach(4020);</text:p>
      <text:p text:style-name="P6"><text:s text:c="4"/>PubSocket counter_socket;</text:p>
      <text:p text:style-name="P6"><text:s text:c="4"/>counter_socket.Attach(4021);</text:p>
      <text:p text:style-name="P6"><text:s text:c="4"/>std::string input;</text:p>
      <text:p text:style-name="P6"><text:s text:c="4"/>while (std::getline(std::cin, input)) {</text:p>
      <text:p text:style-name="P6"><text:s text:c="8"/>main_socket.SendMessage(input, false);</text:p>
      <text:p text:style-name="P6"><text:s text:c="8"/>counter_socket.SendMessage(std::to_string(input.size()),true);</text:p>
      <text:p text:style-name="P6"><text:s text:c="8"/>std::cout &lt;&lt; main_socket.ReceiveMessage() &lt;&lt; "\n";</text:p>
      <text:p text:style-name="P6"><text:s text:c="4"/>}</text:p>
      <text:p text:style-name="P6"/>
      <text:p text:style-name="P6"/>
      <text:p text:style-name="P6"><text:s text:c="4"/>return 0;</text:p>
      <text:p text:style-name="P6">}</text:p>
      <text:p text:style-name="P6"/>
      <text:p text:style-name="P6"/>
      <text:p text:style-name="P14">2.3 <text:span text:style-name="T20">b.cpp</text:span></text:p>
      <text:p text:style-name="P14"/>
      <text:p text:style-name="P7">#include&lt;zmq.h&gt;</text:p>
      <text:p text:style-name="P7">#include &lt;iostream&gt;</text:p>
      <text:p text:style-name="P7"><text:soft-page-break/>#include "lib.h"</text:p>
      <text:p text:style-name="P7"/>
      <text:p text:style-name="P7">int main() {</text:p>
      <text:p text:style-name="P7"><text:s text:c="4"/>RepSocket main_socket;</text:p>
      <text:p text:style-name="P7"><text:s text:c="4"/>main_socket.Attach(4020);</text:p>
      <text:p text:style-name="P7"><text:s text:c="4"/>PubSocket counter_socket;</text:p>
      <text:p text:style-name="P7"><text:s text:c="4"/>counter_socket.Attach(4022);</text:p>
      <text:p text:style-name="P7"><text:s text:c="4"/>while (true) {</text:p>
      <text:p text:style-name="P7"><text:s text:c="8"/>std::string recieved_message = main_socket.ReceiveMessage();</text:p>
      <text:p text:style-name="P7"><text:s text:c="8"/>std::cout &lt;&lt; recieved_message &lt;&lt; '\n';</text:p>
      <text:p text:style-name="P7"><text:s text:c="8"/>counter_socket.SendMessage(std::to_string(recieved_message.size()),true);</text:p>
      <text:p text:style-name="P7"><text:s text:c="8"/>main_socket.SendMessage("OK", false);</text:p>
      <text:p text:style-name="P7"><text:s text:c="4"/>}</text:p>
      <text:p text:style-name="P7"><text:s text:c="4"/>return 0;</text:p>
      <text:p text:style-name="P7">};</text:p>
      <text:p text:style-name="P29">2.4 c.cpp</text:p>
      <text:p text:style-name="P29"/>
      <text:p text:style-name="P34">#include&lt;zmq.h&gt;</text:p>
      <text:p text:style-name="P34">#include &lt;iostream&gt;</text:p>
      <text:p text:style-name="P34">#include "lib.h"</text:p>
      <text:p text:style-name="P34">#include &lt;thread&gt;</text:p>
      <text:p text:style-name="P34"/>
      <text:p text:style-name="P34">void ListenToSocket(Socket&amp; socket, char prog_symbol) {</text:p>
      <text:p text:style-name="P34"><text:s text:c="4"/>while (true) {</text:p>
      <text:p text:style-name="P34"><text:s text:c="8"/>std::string received = socket.ReceiveMessage();</text:p>
      <text:p text:style-name="P34"><text:s text:c="8"/>std::cout &lt;&lt; (std::string(1, prog_symbol) + " processed " + received + " symbols\n");</text:p>
      <text:p text:style-name="P34"><text:s text:c="4"/>}</text:p>
      <text:p text:style-name="P34">}</text:p>
      <text:p text:style-name="P34"/>
      <text:p text:style-name="P34">int main() {</text:p>
      <text:p text:style-name="P34"><text:s text:c="4"/>SubSocket a_counter;</text:p>
      <text:p text:style-name="P34"><text:s text:c="4"/>a_counter.Attach(4021);</text:p>
      <text:p text:style-name="P34"><text:s text:c="4"/>SubSocket b_counter;</text:p>
      <text:p text:style-name="P34"><text:s text:c="4"/>b_counter.Attach(4022);</text:p>
      <text:p text:style-name="P34"/>
      <text:p text:style-name="P34"><text:s text:c="4"/>std::thread t1(ListenToSocket, std::ref(a_counter), 'A');</text:p>
      <text:p text:style-name="P34"><text:s text:c="4"/>std::thread t2(ListenToSocket, std::ref(b_counter), 'B');</text:p>
      <text:p text:style-name="P34"/>
      <text:p text:style-name="P34"><text:s text:c="4"/>t1.join();</text:p>
      <text:p text:style-name="P34"><text:s text:c="4"/>t2.join();</text:p>
      <text:p text:style-name="P34"><text:s text:c="4"/>return 0;</text:p>
      <text:p text:style-name="P34">}</text:p>
      <text:p text:style-name="P12"/>
      <text:p text:style-name="P12"><text:soft-page-break/><text:span text:style-name="T8">3</text:span>. <text:span text:style-name="T8">Протокол работы программы</text:span></text:p>
      <text:p text:style-name="P4">masha@masha-VirtualBox:~/2kurs/OS/oskp/cmake-build-debug$ ./a</text:p>
      <text:p text:style-name="P4">Alisa</text:p>
      <text:p text:style-name="P4">OK</text:p>
      <text:p text:style-name="P4">Sasha and Alisa and Masha</text:p>
      <text:p text:style-name="P4">OK</text:p>
      <text:p text:style-name="P4">masha@masha-VirtualBox:~/2kurs/OS/oskp/cmake-build-debug$ ./b</text:p>
      <text:p text:style-name="P4">Alisa</text:p>
      <text:p text:style-name="P4">Sasha and Alisa and Masha</text:p>
      <text:p text:style-name="P4">masha@masha-VirtualBox:~/2kurs/OS/oskp/cmake-build-debug$ ./c</text:p>
      <text:p text:style-name="P4">A processed 5 symbols</text:p>
      <text:p text:style-name="P4">B processed 5 symbols</text:p>
      <text:p text:style-name="P4">A processed 25 symbols</text:p>
      <text:p text:style-name="P4">B processed 25 symbols</text:p>
      <text:p text:style-name="P18"/>
      <text:p text:style-name="P30"/>
      <text:p text:style-name="P12"><text:span text:style-name="T9">4</text:span>. Объяснение работы программы</text:p>
      <text:p text:style-name="P36"><text:span text:style-name="T10"><text:tab/></text:span><text:span text:style-name="T13">В курсовой работе взаимодействие между процессами осуществляется при помощи сокетов. </text:span></text:p>
      <text:p text:style-name="P19"/>
      <text:p text:style-name="P16"><text:tab/></text:p>
      <text:p text:style-name="P12">Вывод</text:p>
      <text:p text:style-name="P3"><text:tab/><text:span text:style-name="T15">В ходе выполнения лабораторной работы, я узнала о различных способах подключения библиотек. Подключение совместно используемой библиотеки выглядит более эффективной в случае, когда в большой библиотеке нужны лишь некоторые функции, или когда одна библиотека используется одновременно в нескольких процессах, так как такой тип подключения позволяет подключать ее к разным программам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09-21T18:14:11.067072908</dc:date>
    <meta:editing-duration>PT3H58M47S</meta:editing-duration>
    <meta:editing-cycles>12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7" meta:paragraph-count="198" meta:word-count="666" meta:character-count="6449" meta:non-whitespace-character-count="5637"/>
  </office:meta>
</office:document-meta>
</file>